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т сводный ответ по обеим книгам — А. А. Горского и И. Д. Ковальченко («Александр Невский: парадоксы исторической памяти») — с учетом страниц, которые ты указал:</text:p>
      <text:p text:style-name="P1"/>
      <text:p text:style-name="P1">⸻</text:p>
      <text:p text:style-name="P1"/>
      <text:p text:style-name="P1">🕮 1. Источники об Александре Невском и их особенности</text:p>
      <text:p text:style-name="P1"/>
      <text:p text:style-name="P1">Основные сведения об Александре Невском содержатся в:</text:p>
      <text:p text:style-name="P1"><text:s/>• летописях XIII века — прежде всего Новгородская первая летопись и Лаврентьевская;</text:p>
      <text:p text:style-name="P1"><text:s/>• «Повести о житии и о храбрости благоверного и великого князя Александра» — агиографический (житийный) текст, созданный вскоре после смерти князя;</text:p>
      <text:p text:style-name="P1"><text:s/>• позднейшие компиляции, начиная с В. Н. Татищева («История Российская»), в которой встречаются вставки, не имеющие подтверждения в подлинных источниках.</text:p>
      <text:p text:style-name="P1"/>
      <text:p text:style-name="P1">Особенности этих источников:</text:p>
      <text:p text:style-name="P1"><text:s/>• Летописные сведения кратки, отрывочны и сухи, без развёрнутых характеристик личности.</text:p>
      <text:p text:style-name="P1"><text:s/>• Житие имеет агиографический характер — цель не историческое описание, а прославление князя как святого и защитника веры. Автор прямо пишет, что «слышал от отцов своих и самовидец есмь възраста его», что придает тексту полулегендарный характер.</text:p>
      <text:p text:style-name="P1"><text:s/>• Историки часто вынуждены «достраивать» картину по догадкам, потому что источники не дают достаточного фактического материала.</text:p>
      <text:p text:style-name="P1"><text:s/>• Многие «подробности» в историографии (например, жалоба Александра на брата Андрея в Орду) — реконструкции позднейших авторов, не имеющие подтверждения в средневековых текстах .</text:p>
      <text:p text:style-name="P1"/>
      <text:p text:style-name="P1">⸻</text:p>
      <text:p text:style-name="P1"><text:soft-page-break/></text:p>
      <text:p text:style-name="P1">📚 2. Что известно об Александре Невском из источников и историографии</text:p>
      <text:p text:style-name="P1"/>
      <text:p text:style-name="P1">Из древнерусских источников видно, что:</text:p>
      <text:p text:style-name="P1"><text:s/>• Александр — талантливый военачальник, победивший шведов на Неве и тевтонцев на Чудском озере;</text:p>
      <text:p text:style-name="P1"><text:s/>• при этом он признал верховную власть Орды, не пытался сопротивляться монголам, а порой использовал их силу для укрепления личной власти (в частности, в борьбе против братьев и непокорных новгородцев) ;</text:p>
      <text:p text:style-name="P1"><text:s/>• историки по-разному оценивали его действия: от героизации до обвинений в коллаборационизме.</text:p>
      <text:p text:style-name="P1"/>
      <text:p text:style-name="P1">В историографии XIX–XX вв. сложились две линии:</text:p>
      <text:p text:style-name="P1"><text:s/>1. Патриотическая/церковная — Невский как святой защитник Руси и православия (Татищев, Карамзин, официальная имперская и советская традиция).</text:p>
      <text:p text:style-name="P1"><text:s/>2. Критическая — Невский как прагматичный политик, приспособившийся к Орде ради выживания страны (современные историки — Горский, Феннелл и др.).</text:p>
      <text:p text:style-name="P1"/>
      <text:p text:style-name="P1">Советская историография (особенно после фильма Эйзенштейна) подчеркнула военную доблесть и патриотизм, полностью игнорируя сотрудничество князя с монголами .</text:p>
      <text:p text:style-name="P1"/>
      <text:p text:style-name="P1">⸻</text:p>
      <text:p text:style-name="P1"/>
      <text:p text:style-name="P1">🏛 3. Как складывался современный образ Александра Невского</text:p>
      <text:p text:style-name="P1"/>
      <text:p text:style-name="P1">Современный образ АН — многослойный, составленный из нескольких исторических и идеологических пластов :</text:p>
      <text:p text:style-name="P1"><text:s/>1. Реальный князь Александр Ярославич — средневековый правитель, который лавировал между Ордынской <text:soft-page-break/>зависимостью и западной угрозой. Современники нередко отзывались о нем неодобрительно.</text:p>
      <text:p text:style-name="P1"><text:s/>2. Святой благоверный князь — религиозный символ защиты православия, канонизированный церковью (не как праведник, а как благоверный князь — защитник веры) .</text:p>
      <text:p text:style-name="P1"><text:s/>3. Имперский герой (XVIII в.) — Пётр I перенёс мощи Александра в Санкт-Петербург, связав его имя с борьбой за выход к Балтике; день памяти (30 августа) был приурочен к Ништадтскому миру со Швецией .</text:p>
      <text:p text:style-name="P1"><text:s/>4. Советский символ (XX в.) — после фильма Эйзенштейна (1938 г.) Невский стал образом народного героя, защитника Родины от западных захватчиков; орден Александра Невского (1942 г.) закрепил его культ .</text:p>
      <text:p text:style-name="P1"><text:s/>5. Современная массовая память — синтез всех этих образов, который продолжает использоваться в патриотической и государственной риторике.</text:p>
      <text:p text:style-name="P1"/>
      <text:p text:style-name="P1">⸻</text:p>
      <text:p text:style-name="P1"/>
      <text:p text:style-name="P1">⚖️ Краткое обобщение</text:p>
      <text:p text:style-name="P1"><text:s/>• Источники — летописи и житие, бедные фактами, но насыщенные идеологией.</text:p>
      <text:p text:style-name="P1"><text:s/>• Историография — колеблется от апологии до критического анализа.</text:p>
      <text:p text:style-name="P1"><text:s/>• Образ Александра Невского состоит из слоёв:</text:p>
      <text:p text:style-name="P1"><text:s/>• исторического (реальный политик и воин),</text:p>
      <text:p text:style-name="P1"><text:s/>• религиозного (святой и защитник православия),</text:p>
      <text:p text:style-name="P1"><text:s/>• имперского (символ России как великой державы),</text:p>
      <text:p text:style-name="P1"><text:s/>• советского (герой-патриот, победитель иноземцев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1:42:56.649865056</meta:creation-date>
    <dc:date>2025-10-24T12:05:31.545069141</dc:date>
    <meta:editing-duration>PT12M22S</meta:editing-duration>
    <meta:editing-cycles>1</meta:editing-cycles>
    <meta:document-statistic meta:table-count="0" meta:image-count="0" meta:object-count="0" meta:page-count="3" meta:paragraph-count="39" meta:word-count="506" meta:character-count="3762" meta:non-whitespace-character-count="3253"/>
    <meta:generator>LibreOffice/25.8.2.2$Linux_X86_64 LibreOffice_project/580$Build-2</meta:generator>
  </office:meta>
</office:document-meta>
</file>